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04cm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font-size="24pt" fo:language="nl" fo:country="NL" style:font-size-asian="24pt" style:font-size-complex="24pt" fo:hyphenate="false"/>
    </style:style>
    <style:style style:name="T1" style:family="text">
      <style:text-properties fo:color="#ff00ff" fo:font-family="'Times New Roman', Times" style:font-family-generic="roman" style:font-pitch="variable" fo:font-size="24pt" fo:language="nl" fo:country="N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frame draw:style-name="gr1" draw:text-style-name="P2" draw:layer="layout" svg:width="6.376cm" svg:height="3.454cm" svg:x="-1.478cm" svg:y="4.653cm">
          <draw:text-box>
            <text:p text:style-name="P1"><text:span text:style-name="T1">klassieke universite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Garfield Peanuts</meta:initial-creator>
    <meta:creation-date>2005-10-18T22:02:12</meta:creation-date>
    <dc:date>2005-12-08T13:57:41</dc:date>
    <dc:language>en-US</dc:language>
    <meta:editing-cycles>3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